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SocieteType">SARL</text:text-input> <text:text-input text:description="SocieteNom">ILM Informatique</text:text-input></text:p>
      <text:p text:style-name="Standard"/>
      <text:p text:style-name="Standard"><text:text-input text:description="SocieteAdresse">22, place de la libération</text:text-input></text:p>
      <text:p text:style-name="Standard"><text:text-input text:description="SocieteCodePostal">80100</text:text-input> <text:text-input text:description="SocieteVille">Abbeville</text:text-input></text:p>
      <text:p text:style-name="Standard"/>
      <text:p text:style-name="Standard"><text:tab/><text:tab/><text:tab/><text:tab/><text:tab/><text:tab/><text:tab/><text:tab/><text:tab/><text:text-input text:description="ClientNom">Relance Jean</text:text-input></text:p>
      <text:p text:style-name="Standard"><text:tab/><text:tab/><text:tab/><text:tab/><text:tab/><text:tab/><text:tab/><text:tab/><text:tab/></text:p>
      <text:p text:style-name="Standard"><text:tab/><text:tab/><text:tab/><text:tab/><text:tab/><text:tab/><text:tab/><text:tab/><text:tab/><text:text-input text:description="ClientAdresse">23, place de la libération</text:text-input> <text:s text:c="2"/></text:p>
      <text:p text:style-name="Standard"><text:tab/><text:tab/><text:tab/><text:tab/><text:tab/><text:tab/><text:tab/><text:tab/><text:tab/><text:text-input text:description="ClientCodePostal">80100</text:text-input> <text:text-input text:description="ClientVille">Abbeville</text:text-input></text:p>
      <text:p text:style-name="Standard"/>
      <text:p text:style-name="Standard"/>
      <text:p text:style-name="P1">Le <text:text-input text:description="RelanceDate">30 janvier 2007</text:text-input></text:p>
      <text:p text:style-name="P2"/>
      <text:p text:style-name="P2"/>
      <text:p text:style-name="P2">Objet : Rappel d'échéance</text:p>
      <text:p text:style-name="P2"/>
      <text:p text:style-name="P2"/>
      <text:p text:style-name="P2"/>
      <text:p text:style-name="P2"/>
      <text:p text:style-name="P3">Madame, monsieur</text:p>
      <text:p text:style-name="P2"/>
      <text:p text:style-name="P2"/>
      <text:p text:style-name="P2"/>
      <text:p text:style-name="Standard">Sauf erreur de notre part, votre compte laisse apparaître dans nos livres la facture suivante échue et non réglée à la date de ce rappel :</text:p>
      <text:p text:style-name="Standard"/>
      <text:p text:style-name="P4">Date : <text:span text:style-name="T1"><text:text-input text:description="FactureDate">01/07/08</text:text-input></text:span><text:span text:style-name="T1"> </text:span></text:p>
      <text:p text:style-name="P4">Facture : <text:span text:style-name="T1"><text:text-input text:description="FactureNumero">L2006/11/223</text:text-input></text:span><text:span text:style-name="T1"> </text:span></text:p>
      <text:p text:style-name="P4">Montant : <text:span text:style-name="T1"><text:text-input text:description="FactureTotal">4 235,56</text:text-input></text:span><text:span text:style-name="T1"> </text:span></text:p>
      <text:p text:style-name="P4">Echéance : <text:span text:style-name="T1"><text:text-input text:description="FactureDateEcheance">07/08/08</text:text-input></text:span></text:p>
      <text:p text:style-name="Standard"/>
      <text:p text:style-name="Standard">Nous présumons qu'il s'agit d'un simple oubli de votre part.</text:p>
      <text:p text:style-name="Standard"/>
      <text:p text:style-name="Standard">Toutefois, si le paiement avait été effectué, nous vous serions très obligés de nous en communiquer la date et le mode de règlement.</text:p>
      <text:p text:style-name="Standard"/>
      <text:p text:style-name="Standard">Dans l'attente d’un prompt règlement,</text:p>
      <text:p text:style-name="Standard"/>
      <text:p text:style-name="Standard">Nous vous prions d'agréer, Messieurs, l'expression de nos sentiments distingués.</text:p>
      <text:p text:style-name="Standard"/>
      <text:p text:style-name="P2">La Comptabilité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7-01-30T12:31:45</meta:creation-date>
    <dc:date>2011-02-02T18:13:39.79</dc:date>
    <dc:language>fr-FR</dc:language>
    <meta:editing-cycles>5</meta:editing-cycles>
    <meta:editing-duration>PT00H39M55S</meta:editing-duration>
    <meta:document-statistic meta:table-count="0" meta:image-count="0" meta:object-count="0" meta:page-count="1" meta:paragraph-count="20" meta:word-count="118" meta:character-count="753"/>
    <meta:user-defined meta:name="Info 1"/>
    <meta:user-defined meta:name="Info 2"/>
    <meta:user-defined meta:name="Info 3"/>
    <meta:user-defined meta:name="Info 4"/>
  </office:meta>
</office:document-meta>
</file>